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0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8"/>
          <table:table-cell table:style-name="ce10" office:value-type="string" calcext:value-type="string" table:number-columns-spanned="38" table:number-rows-spanned="1">
            <text:p>Kuuube's Wacom Tablet Pen Compatibility Mastersheet</text:p>
          </table:table-cell>
          <table:covered-table-cell table:number-columns-repeated="37"/>
          <table:table-cell table:style-name="ce49"/>
          <table:table-cell table:style-name="ce1" table:number-columns-repeated="55"/>
          <table:table-cell table:number-columns-repeated="928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5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2"/>
          <table:table-cell table:style-name="ce16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6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3"/>
          <table:table-cell table:style-name="ce16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7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28"/>
          <table:covered-table-cell table:style-name="ce31"/>
          <table:table-cell table:style-name="ce4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16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7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10"/>
          <table:table-cell table:style-name="ce27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5"/>
          <table:table-cell table:style-name="ce17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style-name="ce16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9"/>
          <table:table-cell table:style-name="ce22"/>
          <table:table-cell table:number-columns-repeated="4"/>
          <table:table-cell table:style-name="ce8" table:number-columns-repeated="6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38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38"/>
          <table:table-cell table:style-name="ce43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9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9"/>
          <table:table-cell table:style-name="ce34"/>
          <table:table-cell table:style-name="ce38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9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9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9"/>
          <table:table-cell table:style-name="ce34"/>
          <table:table-cell table:style-name="ce38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9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29" office:value-type="string" calcext:value-type="string">
            <text:p>L1 E1</text:p>
          </table:table-cell>
          <table:table-cell table:style-name="ce4"/>
          <table:table-cell table:style-name="ce29" office:value-type="string" calcext:value-type="string">
            <text:p>L1</text:p>
          </table:table-cell>
          <table:table-cell table:style-name="ce4" table:number-columns-repeated="2"/>
          <table:table-cell table:style-name="ce29" office:value-type="string" calcext:value-type="string">
            <text:p>L1 E1</text:p>
          </table:table-cell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8" office:value-type="string" calcext:value-type="string">
            <text:p>L2</text:p>
          </table:table-cell>
          <table:table-cell table:style-name="ce4"/>
          <table:table-cell table:style-name="ce48" office:value-type="string" calcext:value-type="string">
            <text:p>L2</text:p>
          </table:table-cell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9"/>
          <table:table-cell table:style-name="ce15"/>
          <table:table-cell table:style-name="ce23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9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9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9" table:number-columns-repeated="2"/>
          <table:table-cell table:style-name="ce18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9" table:number-columns-repeated="2"/>
          <table:table-cell table:style-name="ce18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/>
          <table:table-cell table:style-name="ce44"/>
          <table:table-cell table:style-name="ce15"/>
          <table:table-cell table:style-name="ce4" table:number-columns-repeated="3"/>
          <table:table-cell table:style-name="ce50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50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9"/>
          <table:table-cell table:style-name="ce4" table:number-columns-repeated="13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9"/>
          <table:table-cell table:style-name="ce4" table:number-columns-repeated="13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18" table:number-columns-repeated="25"/>
          <table:table-cell table:style-name="ce35"/>
          <table:table-cell table:style-name="ce38"/>
          <table:table-cell table:style-name="ce4"/>
          <table:table-cell table:style-name="ce40" table:number-columns-repeated="2"/>
          <table:table-cell table:style-name="ce18" table:number-columns-repeated="42"/>
          <table:table-cell table:style-name="ce35"/>
          <table:table-cell table:style-name="ce16"/>
          <table:table-cell table:style-name="ce18" table:number-columns-repeated="4"/>
          <table:table-cell table:style-name="ce35"/>
          <table:table-cell table:style-name="ce38"/>
          <table:table-cell table:style-name="ce40"/>
          <table:table-cell table:style-name="ce18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3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9"/>
          <table:table-cell table:style-name="ce4" table:number-columns-repeated="3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9"/>
          <table:table-cell table:style-name="ce4" table:number-columns-repeated="3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9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9"/>
          <table:table-cell table:style-name="ce4" table:number-columns-repeated="2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9"/>
          <table:table-cell table:style-name="ce4" table:number-columns-repeated="2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9"/>
          <table:table-cell table:style-name="ce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9"/>
          <table:table-cell table:style-name="ce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9"/>
          <table:table-cell table:style-name="ce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9"/>
          <table:table-cell table:style-name="ce4" table:number-columns-repeated="3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4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9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9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/>
          <table:table-cell table:style-name="ce40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4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4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36"/>
          <table:table-cell table:style-name="ce38"/>
          <table:table-cell table:style-name="ce4"/>
          <table:table-cell table:style-name="ce41"/>
          <table:table-cell table:style-name="ce45"/>
          <table:table-cell table:style-name="ce6" table:number-columns-repeated="24"/>
          <table:table-cell table:style-name="ce51" table:number-columns-repeated="13"/>
          <table:table-cell table:style-name="ce6" table:number-columns-repeated="5"/>
          <table:table-cell table:style-name="ce36"/>
          <table:table-cell table:style-name="ce16"/>
          <table:table-cell table:style-name="ce6" table:number-columns-repeated="4"/>
          <table:table-cell table:style-name="ce36"/>
          <table:table-cell table:style-name="ce38"/>
          <table:table-cell table:style-name="ce45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19" table:number-columns-repeated="26"/>
          <table:table-cell table:style-name="ce8"/>
          <table:table-cell table:style-name="ce19"/>
          <table:table-cell/>
          <table:table-cell table:style-name="ce19" table:number-columns-repeated="44"/>
          <table:table-cell table:style-name="ce8"/>
          <table:table-cell table:style-name="ce19" table:number-columns-repeated="5"/>
          <table:table-cell table:style-name="ce8"/>
          <table:table-cell table:style-name="ce19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0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0"/>
          <table:table-cell table:style-name="ce29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0" table:number-columns-repeated="2"/>
          <table:table-cell table:style-name="ce32"/>
          <table:table-cell table:style-name="ce30" table:number-columns-repeated="12"/>
          <table:table-cell table:style-name="ce37"/>
          <table:table-cell table:style-name="ce38"/>
          <table:table-cell table:style-name="ce37"/>
          <table:table-cell table:style-name="ce42" office:value-type="string" calcext:value-type="string">
            <text:p>L2</text:p>
          </table:table-cell>
          <table:table-cell table:style-name="ce46"/>
          <table:table-cell table:style-name="ce20" table:number-columns-repeated="2"/>
          <table:table-cell table:style-name="ce42" office:value-type="string" calcext:value-type="string">
            <text:p>L0 D2</text:p>
          </table:table-cell>
          <table:table-cell table:style-name="ce20" table:number-columns-repeated="7"/>
          <table:table-cell table:style-name="ce29" office:value-type="string" calcext:value-type="string">
            <text:p>L1 E1</text:p>
          </table:table-cell>
          <table:table-cell table:style-name="ce30"/>
          <table:table-cell table:style-name="ce29" office:value-type="string" calcext:value-type="string">
            <text:p>L1</text:p>
          </table:table-cell>
          <table:table-cell table:style-name="ce30" table:number-columns-repeated="2"/>
          <table:table-cell table:style-name="ce29" office:value-type="string" calcext:value-type="string">
            <text:p>L1 E1</text:p>
          </table:table-cell>
          <table:table-cell table:style-name="ce30" table:number-columns-repeated="4"/>
          <table:table-cell table:style-name="ce32"/>
          <table:table-cell table:style-name="ce30" table:number-columns-repeated="4"/>
          <table:table-cell table:style-name="ce29" office:value-type="string" calcext:value-type="string">
            <text:p>L1 T2 H2</text:p>
          </table:table-cell>
          <table:table-cell table:style-name="ce30" table:number-columns-repeated="5"/>
          <table:table-cell table:style-name="ce29" office:value-type="string" calcext:value-type="string">
            <text:p>L1 T2 H2</text:p>
          </table:table-cell>
          <table:table-cell table:style-name="ce30" table:number-columns-repeated="10"/>
          <table:table-cell table:style-name="ce37"/>
          <table:table-cell table:style-name="ce16"/>
          <table:table-cell table:style-name="ce30" table:number-columns-repeated="2"/>
          <table:table-cell table:style-name="ce32"/>
          <table:table-cell table:style-name="ce30"/>
          <table:table-cell table:style-name="ce37"/>
          <table:table-cell table:style-name="ce38"/>
          <table:table-cell table:style-name="ce54" office:value-type="string" calcext:value-type="string">
            <text:p>L0 D2</text:p>
          </table:table-cell>
          <table:table-cell table:style-name="ce30"/>
          <table:table-cell table:style-name="ce32"/>
          <table:table-cell table:style-name="ce30" table:number-columns-repeated="4"/>
          <table:table-cell table:style-name="ce32"/>
          <table:table-cell table:style-name="ce30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0"/>
          <table:table-cell table:style-name="ce15" table:number-columns-repeated="3"/>
          <table:table-cell table:style-name="ce29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5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0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1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21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15"/>
          <table:table-cell table:style-name="ce21" office:value-type="string" calcext:value-type="string">
            <text:p>L0 P1 B1</text:p>
          </table:table-cell>
          <table:table-cell table:style-name="ce4"/>
          <table:table-cell table:style-name="ce21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1" office:value-type="string" calcext:value-type="string">
            <text:p>L0</text:p>
          </table:table-cell>
          <table:table-cell table:style-name="ce24"/>
          <table:table-cell table:number-columns-repeated="2" table:style-name="ce21" office:value-type="string" calcext:value-type="string">
            <text:p>L0 P1 B1</text:p>
          </table:table-cell>
          <table:table-cell table:style-name="ce4"/>
          <table:table-cell table:style-name="ce21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1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18" table:number-columns-repeated="2"/>
          <table:table-cell table:style-name="ce15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4" table:number-columns-repeated="3"/>
          <table:table-cell table:style-name="ce9" table:number-columns-repeated="6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7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9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47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9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47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9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47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1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1" office:value-type="string" calcext:value-type="string">
            <text:p>L0 P0 B1 E1</text:p>
          </table:table-cell>
          <table:table-cell table:style-name="ce18" table:number-columns-repeated="5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4" table:number-columns-repeated="3"/>
          <table:table-cell table:style-name="ce9" table:number-columns-repeated="6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7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9" table:number-columns-repeated="5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9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40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/>
          <table:table-cell table:style-name="ce18"/>
          <table:table-cell table:style-name="ce4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15" table:number-columns-repeated="3"/>
          <table:table-cell table:style-name="ce4"/>
          <table:table-cell table:style-name="ce15"/>
          <table:table-cell table:style-name="ce18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1"/>
          <table:table-cell table:style-name="ce9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2"/>
          <table:table-cell table:style-name="ce9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36"/>
          <table:table-cell table:style-name="ce38"/>
          <table:table-cell table:style-name="ce4" table:number-columns-repeated="2"/>
          <table:table-cell table:style-name="ce45"/>
          <table:table-cell table:style-name="ce6" table:number-columns-repeated="37"/>
          <table:table-cell table:style-name="ce51" table:number-columns-repeated="5"/>
          <table:table-cell table:style-name="ce52"/>
          <table:table-cell table:style-name="ce16"/>
          <table:table-cell table:style-name="ce6" table:number-columns-repeated="4"/>
          <table:table-cell table:style-name="ce36"/>
          <table:table-cell table:style-name="ce38"/>
          <table:table-cell table:style-name="ce45"/>
          <table:table-cell table:style-name="ce6" table:number-columns-repeated="12"/>
          <table:table-cell table:style-name="ce51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6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8" table:number-columns-repeated="3"/>
          <table:table-cell table:style-name="ce55" table:number-columns-repeated="77"/>
          <table:table-cell table:number-columns-repeated="929"/>
        </table:table-row>
        <table:table-row table:style-name="ro4">
          <table:table-cell/>
          <table:table-cell table:style-name="ce57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59" table:number-columns-repeated="3"/>
          <table:table-cell table:style-name="ce55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59" table:number-columns-repeated="3"/>
          <table:table-cell table:style-name="ce55" table:number-columns-repeated="77"/>
          <table:table-cell table:number-columns-repeated="929"/>
        </table:table-row>
        <table:table-row table:style-name="ro1">
          <table:table-cell/>
          <table:table-cell table:style-name="ce56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8" table:number-columns-repeated="3"/>
          <table:table-cell table:style-name="ce55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28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9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9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27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25"/>
          <table:table-cell table:style-name="ce55"/>
          <table:table-cell table:style-name="ce3" table:number-columns-repeated="45"/>
          <table:table-cell table:style-name="ce55"/>
          <table:table-cell table:style-name="ce3" table:number-columns-repeated="5"/>
          <table:table-cell table:style-name="ce55"/>
          <table:table-cell table:style-name="ce3" table:number-columns-repeated="16"/>
          <table:table-cell table:number-columns-repeated="929"/>
        </table:table-row>
        <table:table-row table:style-name="ro1">
          <table:table-cell table:style-name="ce3" table:number-columns-repeated="27"/>
          <table:table-cell table:style-name="ce55"/>
          <table:table-cell table:style-name="ce3" table:number-columns-repeated="45"/>
          <table:table-cell table:style-name="ce55"/>
          <table:table-cell table:style-name="ce3" table:number-columns-repeated="5"/>
          <table:table-cell table:style-name="ce55"/>
          <table:table-cell table:style-name="ce3" table:number-columns-repeated="15"/>
          <table:table-cell table:number-columns-repeated="929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9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3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9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27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1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9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25"/>
          <table:table-cell table:style-name="ce55"/>
          <table:table-cell table:style-name="ce3" table:number-columns-repeated="45"/>
          <table:table-cell table:style-name="ce55"/>
          <table:table-cell table:style-name="ce3" table:number-columns-repeated="5"/>
          <table:table-cell table:style-name="ce55"/>
          <table:table-cell table:style-name="ce3" table:number-columns-repeated="16"/>
          <table:table-cell table:number-columns-repeated="929"/>
        </table:table-row>
        <table:table-row table:style-name="ro1">
          <table:table-cell table:style-name="ce3" table:number-columns-repeated="95"/>
          <table:table-cell table:number-columns-repeated="929"/>
        </table:table-row>
        <table:table-row table:style-name="ro1" table:number-rows-repeated="6">
          <table:table-cell table:style-name="ce55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0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1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1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57" meta:object-count="0"/>
    <meta:generator>LibreOfficeDev/6.0.5.2$Linux_X86_64 LibreOffice_project/</meta:generator>
  </office:meta>
</office:document-meta>
</file>